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art" draw:style-name="dp1" draw:master-page-name="Standard">
        <draw:custom-shape draw:style-name="gr1" draw:text-style-name="P1" xml:id="id1" draw:id="id1" draw:layer="layout" svg:width="4.4cm" svg:height="2.8cm" svg:x="7.9cm" svg:y="8.7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cm" svg:height="3.5cm" svg:x="1.149cm" svg:y="2.2cm">
          <text:p text:style-name="P1">GoT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9cm" svg:y1="10.1cm" svg:x2="4.649cm" svg:y2="3.95cm" draw:start-shape="id1" draw:end-shape="id2" draw:end-glue-point="1" svg:d="m7900 10100h-1625v-6150h-1626" svg:viewBox="0 0 3252 6151">
          <text:p text:style-name="P1">if(num_men&lt;max_psize/4 &amp;&amp; current_wealth+home_wealth&gt;recruit_cost)</text:p>
        </draw:connector>
        <draw:custom-shape draw:style-name="gr1" draw:text-style-name="P1" xml:id="id3" draw:id="id3" draw:layer="layout" svg:width="5.7cm" svg:height="3.6cm" svg:x="1.249cm" svg:y="15.8cm">
          <text:p text:style-name="P1">NeedMone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11.5cm" svg:x2="4.099cm" svg:y2="15.8cm" draw:start-shape="id1" draw:end-shape="id3" svg:d="m10100 11500v2150h-6001v2150" svg:viewBox="0 0 6002 4301">
          <text:p text:style-name="P1">if(current_wealth&lt;rank*100+500)</text:p>
        </draw:connector>
        <draw:custom-shape draw:style-name="gr1" draw:text-style-name="P1" xml:id="id4" draw:id="id4" draw:layer="layout" svg:width="3.7cm" svg:height="3.1cm" svg:x="13.949cm" svg:y="13cm">
          <text:p text:style-name="P1">Read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3cm" svg:y1="10.1cm" svg:x2="13.949cm" svg:y2="14.55cm" draw:start-shape="id1" draw:end-shape="id4" draw:end-glue-point="3" svg:d="m12300 10100h825v4450h824" svg:viewBox="0 0 1650 4451">
          <text:p text:style-name="P1">else</text:p>
        </draw:connector>
      </draw:page>
      <draw:page draw:name="NeedMoney" draw:style-name="dp1" draw:master-page-name="Standard">
        <draw:custom-shape draw:style-name="gr1" draw:text-style-name="P1" xml:id="id5" draw:id="id5" draw:layer="layout" svg:width="6cm" svg:height="4cm" svg:x="7.849cm" svg:y="10.1cm">
          <text:p text:style-name="P1">NeedMoney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9cm" svg:height="2.9cm" svg:x="1.049cm" svg:y="2.9cm">
          <text:p text:style-name="P1">Go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849cm" svg:y1="12.1cm" svg:x2="3.949cm" svg:y2="4.35cm" draw:start-shape="id5" draw:end-shape="id6" draw:end-glue-point="1" svg:d="m7849 12100h-1949v-7750h-1951" svg:viewBox="0 0 3901 7751">
          <text:p text:style-name="P1">if(current_wealth+500&lt;home_wealth)</text:p>
        </draw:connector>
        <draw:custom-shape draw:style-name="gr1" draw:text-style-name="P1" xml:id="id7" draw:id="id7" draw:layer="layout" svg:width="4cm" svg:height="4cm" svg:x="3.249cm" svg:y="18.6cm">
          <text:p text:style-name="P1">Ra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849cm" svg:y1="14.1cm" svg:x2="5.249cm" svg:y2="18.6cm" draw:start-shape="id5" draw:end-shape="id7" svg:d="m10849 14100v2250h-5600v2250" svg:viewBox="0 0 5601 4501">
          <text:p text:style-name="P1">if(traits&gt;money_needed)</text:p>
        </draw:connector>
        <draw:custom-shape draw:style-name="gr1" draw:text-style-name="P1" xml:id="id8" draw:id="id8" draw:layer="layout" svg:width="3.2cm" svg:height="2.9cm" svg:x="16.349cm" svg:y="13.3cm">
          <text:p text:style-name="P1">Read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49cm" svg:y1="12.1cm" svg:x2="16.349cm" svg:y2="14.75cm" draw:start-shape="id5" draw:end-shape="id8" svg:d="m13849 12100h1250v2650h1250" svg:viewBox="0 0 2501 2651">
          <text:p text:style-name="P1">else</text:p>
        </draw:connector>
        <draw:custom-shape draw:style-name="gr1" draw:text-style-name="P1" xml:id="id9" draw:id="id9" draw:layer="layout" svg:width="3.4cm" svg:height="3.3cm" svg:x="14.749cm" svg:y="0.9cm">
          <text:p text:style-name="P1">Patrol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49cm" svg:y1="4.35cm" svg:x2="14.749cm" svg:y2="2.55cm" draw:start-shape="id6" draw:end-shape="id9" svg:d="m3949 4350h5401v-1800h5399" svg:viewBox="0 0 10801 1801">
          <text:p text:style-name="P1">if(home_wealth&lt;500)</text:p>
        </draw:connector>
        <draw:custom-shape draw:style-name="gr3" draw:text-style-name="P1" draw:layer="layout" svg:width="0.8cm" svg:height="0.9cm" svg:x="10.449cm" svg:y="13cm">
          <text:p text:style-name="P1">1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8cm" svg:height="0.8cm" svg:x="8.149cm" svg:y="11.8cm">
          <text:p text:style-name="P1">2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Ready" draw:style-name="dp1" draw:master-page-name="Standard">
        <draw:custom-shape draw:style-name="gr1" draw:text-style-name="P1" draw:layer="layout" svg:width="4.7cm" svg:height="3.3cm" svg:x="7.449cm" svg:y="3.8cm">
          <text:p text:style-name="P1">Read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0.94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nn Battista</meta:initial-creator>
    <meta:creation-date>2013-12-15T14:47:23.89</meta:creation-date>
    <dc:date>2013-12-17T01:41:11.90</dc:date>
    <dc:creator>Yann Battista</dc:creator>
    <meta:editing-duration>PT17M8S</meta:editing-duration>
    <meta:editing-cycles>5</meta:editing-cycles>
    <meta:generator>LibreOffice/4.0.5.2$Windows_x86 LibreOffice_project/5464147a081647a250913f19c0715bca595af2f</meta:generator>
    <meta:document-statistic meta:object-count="19"/>
  </office:meta>
</office:document-meta>
</file>